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paragraph-properties fo:line-height="100%"/>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2" style:family="paragraph" style:parent-style-name="Normal">
      <style:paragraph-properties fo:line-height="100%"/>
      <style:text-properties fo:font-size="16pt" style:text-underline-style="solid" style:text-underline-width="auto" style:text-underline-color="font-color" fo:font-weight="bold" officeooo:paragraph-rsid="000b1654" style:text-underline-mode="continuous" style:text-overline-mode="continuous" style:text-line-through-mode="continuous" style:font-size-asian="16pt" style:font-weight-asian="bold" style:font-size-complex="16pt" style:font-weight-complex="bold"/>
    </style:style>
    <style:style style:name="P3" style:family="paragraph" style:parent-style-name="Normal">
      <style:paragraph-properties fo:line-height="100%"/>
      <style:text-properties fo:font-size="16pt" style:text-underline-style="solid" style:text-underline-width="auto" style:text-underline-color="font-color" fo:font-weight="bold" officeooo:paragraph-rsid="0014fdd3" style:text-underline-mode="continuous" style:text-overline-mode="continuous" style:text-line-through-mode="continuous" style:font-size-asian="16pt" style:font-weight-asian="bold" style:font-size-complex="16pt" style:font-weight-complex="bold"/>
    </style:style>
    <style:style style:name="P4" style:family="paragraph" style:parent-style-name="Normal">
      <style:paragraph-properties fo:line-height="100%"/>
      <style:text-properties fo:font-size="12pt" style:text-underline-style="solid" style:text-underline-width="auto" style:text-underline-color="font-color" fo:font-weight="bold" officeooo:rsid="000bf0b8" officeooo:paragraph-rsid="000bf0b8" style:text-underline-mode="continuous" style:text-overline-mode="continuous" style:text-line-through-mode="continuous" style:font-size-asian="12pt" style:font-weight-asian="bold" style:font-size-complex="12pt" style:font-weight-complex="bold"/>
    </style:style>
    <style:style style:name="P5" style:family="paragraph" style:parent-style-name="Normal">
      <style:paragraph-properties fo:line-height="100%"/>
      <style:text-properties fo:font-size="12pt" style:text-underline-style="solid" style:text-underline-width="auto" style:text-underline-color="font-color" fo:font-weight="bold" officeooo:rsid="000bf0b8" officeooo:paragraph-rsid="000d65ad" style:text-underline-mode="continuous" style:text-overline-mode="continuous" style:text-line-through-mode="continuous" style:font-size-asian="12pt" style:font-weight-asian="bold" style:font-size-complex="12pt" style:font-weight-complex="bold"/>
    </style:style>
    <style:style style:name="P6" style:family="paragraph" style:parent-style-name="Normal">
      <style:paragraph-properties fo:line-height="100%"/>
      <style:text-properties fo:font-size="12pt" style:text-underline-style="solid" style:text-underline-width="auto" style:text-underline-color="font-color" fo:font-weight="bold" officeooo:rsid="000bf0b8" officeooo:paragraph-rsid="000efed7" style:text-underline-mode="continuous" style:text-overline-mode="continuous" style:text-line-through-mode="continuous" style:font-size-asian="12pt" style:font-weight-asian="bold" style:font-size-complex="12pt" style:font-weight-complex="bold"/>
    </style:style>
    <style:style style:name="P7" style:family="paragraph" style:parent-style-name="Normal">
      <style:paragraph-properties fo:line-height="100%"/>
      <style:text-properties fo:font-size="12pt" style:text-underline-style="solid" style:text-underline-width="auto" style:text-underline-color="font-color" fo:font-weight="bold" officeooo:rsid="000bf0b8" officeooo:paragraph-rsid="0010af1e" style:text-underline-mode="continuous" style:text-overline-mode="continuous" style:text-line-through-mode="continuous" style:font-size-asian="12pt" style:font-weight-asian="bold" style:font-size-complex="12pt" style:font-weight-complex="bold"/>
    </style:style>
    <style:style style:name="P8" style:family="paragraph" style:parent-style-name="Normal">
      <style:paragraph-properties fo:line-height="100%"/>
      <style:text-properties fo:font-size="12pt" style:text-underline-style="solid" style:text-underline-width="auto" style:text-underline-color="font-color" fo:font-weight="bold" officeooo:rsid="000bf0b8" officeooo:paragraph-rsid="0010bf70" style:text-underline-mode="continuous" style:text-overline-mode="continuous" style:text-line-through-mode="continuous" style:font-size-asian="12pt" style:font-weight-asian="bold" style:font-size-complex="12pt" style:font-weight-complex="bold"/>
    </style:style>
    <style:style style:name="P9" style:family="paragraph" style:parent-style-name="Normal">
      <style:paragraph-properties fo:line-height="100%"/>
      <style:text-properties fo:font-size="12pt" style:text-underline-style="solid" style:text-underline-width="auto" style:text-underline-color="font-color" fo:font-weight="bold" officeooo:rsid="000bf0b8" officeooo:paragraph-rsid="00124db3" style:text-underline-mode="continuous" style:text-overline-mode="continuous" style:text-line-through-mode="continuous" style:font-size-asian="12pt" style:font-weight-asian="bold" style:font-size-complex="12pt" style:font-weight-complex="bold"/>
    </style:style>
    <style:style style:name="P10" style:family="paragraph" style:parent-style-name="Normal">
      <style:paragraph-properties fo:line-height="100%"/>
      <style:text-properties fo:font-size="12pt" style:text-underline-style="solid" style:text-underline-width="auto" style:text-underline-color="font-color" fo:font-weight="bold" officeooo:rsid="000bf0b8" officeooo:paragraph-rsid="0012950a" style:text-underline-mode="continuous" style:text-overline-mode="continuous" style:text-line-through-mode="continuous" style:font-size-asian="12pt" style:font-weight-asian="bold" style:font-size-complex="12pt" style:font-weight-complex="bold"/>
    </style:style>
    <style:style style:name="P11" style:family="paragraph" style:parent-style-name="Normal">
      <style:paragraph-properties fo:line-height="100%"/>
      <style:text-properties fo:font-size="12pt" style:text-underline-style="solid" style:text-underline-width="auto" style:text-underline-color="font-color" fo:font-weight="bold" officeooo:paragraph-rsid="0012950a" style:text-underline-mode="continuous" style:text-overline-mode="continuous" style:text-line-through-mode="continuous" style:font-size-asian="12pt" style:font-weight-asian="bold" style:font-size-complex="12pt" style:font-weight-complex="bold"/>
    </style:style>
    <style:style style:name="P12" style:family="paragraph" style:parent-style-name="Normal">
      <style:paragraph-properties fo:line-height="100%"/>
      <style:text-properties fo:font-size="12pt" style:text-underline-style="none" fo:font-weight="normal" officeooo:paragraph-rsid="0014fdd3" style:text-underline-mode="continuous" style:text-overline-mode="continuous" style:text-line-through-mode="continuous" style:font-size-asian="12pt" style:font-weight-asian="normal" style:font-size-complex="12pt" style:font-weight-complex="normal"/>
    </style:style>
    <style:style style:name="P13" style:family="paragraph" style:parent-style-name="Normal">
      <style:paragraph-properties fo:line-height="100%"/>
    </style:style>
    <style:style style:name="P14" style:family="paragraph" style:parent-style-name="Normal">
      <style:paragraph-properties fo:line-height="100%"/>
      <style:text-properties officeooo:paragraph-rsid="0018d5bd"/>
    </style:style>
    <style:style style:name="P15" style:family="paragraph" style:parent-style-name="Normal">
      <style:paragraph-properties fo:line-height="100%"/>
      <style:text-properties officeooo:paragraph-rsid="001924f0"/>
    </style:style>
    <style:style style:name="P16" style:family="paragraph" style:parent-style-name="Normal">
      <style:paragraph-properties fo:line-height="100%"/>
      <style:text-properties officeooo:paragraph-rsid="001b6a19"/>
    </style:style>
    <style:style style:name="P17" style:family="paragraph" style:parent-style-name="Normal">
      <style:paragraph-properties fo:line-height="100%"/>
      <style:text-properties officeooo:paragraph-rsid="001d7ee6"/>
    </style:style>
    <style:style style:name="P18" style:family="paragraph" style:parent-style-name="Normal">
      <style:paragraph-properties fo:line-height="100%" fo:text-align="center" style:justify-single-word="false"/>
      <style:text-properties fo:font-size="14pt" style:font-size-asian="14pt" style:font-size-complex="14pt"/>
    </style:style>
    <style:style style:name="P19" style:family="paragraph" style:parent-style-name="Normal">
      <style:paragraph-properties fo:line-height="100%" fo:text-align="center" style:justify-single-word="false"/>
      <style:text-properties fo:font-size="14pt" style:text-underline-style="solid" style:text-underline-width="auto" style:text-underline-color="font-color" officeooo:rsid="0024b3a6" officeooo:paragraph-rsid="0024b3a6" style:text-underline-mode="continuous" style:text-overline-mode="continuous" style:text-line-through-mode="continuous" style:font-size-asian="14pt" style:font-size-complex="14pt"/>
    </style:style>
    <style:style style:name="P20" style:family="paragraph" style:parent-style-name="Normal">
      <style:paragraph-properties fo:line-height="100%"/>
      <style:text-properties fo:font-size="11pt" fo:font-weight="bold" style:font-size-asian="11pt" style:font-weight-asian="bold" style:font-size-complex="11pt" style:font-weight-complex="bold"/>
    </style:style>
    <style:style style:name="P21" style:family="paragraph" style:parent-style-name="Normal">
      <style:paragraph-properties fo:line-height="100%"/>
      <style:text-properties fo:font-size="11pt" style:font-size-asian="11pt" style:font-size-complex="11pt"/>
    </style:style>
    <style:style style:name="P22" style:family="paragraph" style:parent-style-name="Normal">
      <style:paragraph-properties fo:line-height="100%"/>
      <style:text-properties fo:font-size="11pt" officeooo:paragraph-rsid="001924f0" style:font-size-asian="11pt" style:font-size-complex="11pt"/>
    </style:style>
    <style:style style:name="P23" style:family="paragraph" style:parent-style-name="Normal">
      <style:paragraph-properties fo:line-height="100%"/>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P24" style:family="paragraph" style:parent-style-name="Normal">
      <style:paragraph-properties fo:line-height="100%"/>
      <style:text-properties fo:font-size="11pt" style:text-underline-style="solid" style:text-underline-width="auto" style:text-underline-color="font-color" fo:font-weight="bold" officeooo:paragraph-rsid="0012950a" style:text-underline-mode="continuous" style:text-overline-mode="continuous" style:text-line-through-mode="continuous" style:font-size-asian="11pt" style:font-weight-asian="bold" style:font-size-complex="11pt" style:font-weight-complex="bold"/>
    </style:style>
    <style:style style:name="P25" style:family="paragraph" style:parent-style-name="Normal">
      <style:paragraph-properties fo:line-height="100%"/>
      <style:text-properties fo:font-size="11pt" style:text-underline-style="none" fo:font-weight="bold" officeooo:paragraph-rsid="0012950a" style:text-underline-mode="continuous" style:text-overline-mode="continuous" style:text-line-through-mode="continuous" style:font-size-asian="11pt" style:font-weight-asian="bold" style:font-size-complex="11pt" style:font-weight-complex="bold"/>
    </style:style>
    <style:style style:name="P26" style:family="paragraph" style:parent-style-name="Normal">
      <style:paragraph-properties fo:line-height="100%"/>
      <style:text-properties fo:font-size="11pt" style:text-underline-style="none" fo:font-weight="normal" officeooo:paragraph-rsid="0014fdd3" style:text-underline-mode="continuous" style:text-overline-mode="continuous" style:text-line-through-mode="continuous" style:font-size-asian="11pt" style:font-weight-asian="normal" style:font-size-complex="11pt" style:font-weight-complex="normal"/>
    </style:style>
    <style:style style:name="P27" style:family="paragraph" style:parent-style-name="Normal">
      <style:paragraph-properties fo:line-height="100%"/>
      <style:text-properties fo:font-size="11pt" style:text-underline-style="none" fo:font-weight="normal" officeooo:paragraph-rsid="001961a5" style:text-underline-mode="continuous" style:text-overline-mode="continuous" style:text-line-through-mode="continuous" style:font-size-asian="11pt" style:font-weight-asian="normal" style:font-size-complex="11pt" style:font-weight-complex="normal"/>
    </style:style>
    <style:style style:name="P28" style:family="paragraph" style:parent-style-name="Normal" style:master-page-name="MP0">
      <style:paragraph-properties fo:line-height="100%" fo:text-align="center" style:justify-single-word="false" style:page-number="auto" fo:break-before="page"/>
    </style:style>
    <style:style style:name="P29" style:family="paragraph" style:parent-style-name="Normal">
      <style:paragraph-properties fo:line-height="100%"/>
      <style:text-properties officeooo:paragraph-rsid="0025cf50"/>
    </style:style>
    <style:style style:name="P30" style:family="paragraph">
      <loext:graphic-properties draw:fill="none"/>
    </style:style>
    <style:style style:name="T1" style:family="text">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2" style:family="text">
      <style:text-properties fo:font-size="26pt" style:font-size-asian="26pt" style:font-size-complex="26pt"/>
    </style:style>
    <style:style style:name="T3" style:family="text">
      <style:text-properties fo:font-size="26pt" officeooo:rsid="0024b3a6" style:font-size-asian="26pt" style:font-size-complex="26pt"/>
    </style:style>
    <style:style style:name="T4" style:family="text">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style:text-underline-style="none" style:font-size-asian="16pt" style:font-size-complex="16pt"/>
    </style:style>
    <style:style style:name="T7" style:family="text">
      <style:text-properties fo:font-weight="bold" officeooo:rsid="00138180" style:font-weight-asian="bold" style:font-weight-complex="bold"/>
    </style:style>
    <style:style style:name="T8" style:family="text">
      <style:text-properties officeooo:rsid="000b1654"/>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12950a" style:font-weight-asian="normal" style:font-weight-complex="normal"/>
    </style:style>
    <style:style style:name="T11" style:family="text">
      <style:text-properties officeooo:rsid="0012950a"/>
    </style:style>
    <style:style style:name="T12" style:family="text">
      <style:text-properties officeooo:rsid="00138180"/>
    </style:style>
    <style:style style:name="T13" style:family="text">
      <style:text-properties officeooo:rsid="00175d55"/>
    </style:style>
    <style:style style:name="T14" style:family="text">
      <style:text-properties fo:font-style="italic" officeooo:rsid="0018d5bd" style:font-style-asian="italic" style:font-style-complex="italic"/>
    </style:style>
    <style:style style:name="T15" style:family="text">
      <style:text-properties fo:font-style="italic" officeooo:rsid="001b6a19" style:font-style-asian="italic" style:font-style-complex="italic"/>
    </style:style>
    <style:style style:name="T16" style:family="text">
      <style:text-properties fo:font-style="italic" officeooo:rsid="001f6da8" style:font-style-asian="italic" style:font-style-complex="italic"/>
    </style:style>
    <style:style style:name="T17" style:family="text">
      <style:text-properties fo:font-size="11pt" style:font-size-asian="11pt" style:font-size-complex="11pt"/>
    </style:style>
    <style:style style:name="T18" style:family="text">
      <style:text-properties fo:font-size="11pt" officeooo:rsid="00124db3" style:font-size-asian="11pt" style:font-size-complex="11pt"/>
    </style:style>
    <style:style style:name="T19" style:family="text">
      <style:text-properties fo:font-size="11pt" officeooo:rsid="0012950a" style:font-size-asian="11pt" style:font-size-complex="11pt"/>
    </style:style>
    <style:style style:name="T20" style:family="text">
      <style:text-properties fo:font-size="11pt" officeooo:rsid="001924f0" style:font-size-asian="11pt" style:font-size-complex="11pt"/>
    </style:style>
    <style:style style:name="T21" style:family="text">
      <style:text-properties fo:font-size="11pt" officeooo:rsid="00235712" style:font-size-asian="11pt" style:font-size-complex="11pt"/>
    </style:style>
    <style:style style:name="T22" style:family="text">
      <style:text-properties fo:font-size="11pt" officeooo:rsid="0018d5bd" style:font-size-asian="11pt" style:font-size-complex="11pt"/>
    </style:style>
    <style:style style:name="T23" style:family="text">
      <style:text-properties fo:font-size="11pt" officeooo:rsid="001f6da8" style:font-size-asian="11pt" style:font-size-complex="11pt"/>
    </style:style>
    <style:style style:name="T24" style:family="text">
      <style:text-properties fo:font-size="11pt" fo:font-weight="bold" style:font-size-asian="11pt" style:font-weight-asian="bold" style:font-size-complex="11pt" style:font-weight-complex="bold"/>
    </style:style>
    <style:style style:name="T25" style:family="text">
      <style:text-properties fo:font-size="11pt" fo:font-weight="bold" officeooo:rsid="001a79ea" style:font-size-asian="11pt" style:font-weight-asian="bold" style:font-size-complex="11pt" style:font-weight-complex="bold"/>
    </style:style>
    <style:style style:name="T26" style:family="text">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27" style:family="text">
      <style:text-properties fo:font-size="11pt" style:text-underline-style="solid" style:text-underline-width="auto" style:text-underline-color="font-color" fo:font-weight="bold" officeooo:rsid="0018d5bd" style:font-size-asian="11pt" style:font-weight-asian="bold" style:font-size-complex="11pt" style:font-weight-complex="bold"/>
    </style:style>
    <style:style style:name="T28" style:family="text">
      <style:text-properties fo:font-size="11pt" fo:font-style="italic" officeooo:rsid="0018d5bd" style:font-size-asian="11pt" style:font-style-asian="italic" style:font-size-complex="11pt" style:font-style-complex="italic"/>
    </style:style>
    <style:style style:name="T29" style:family="text">
      <style:text-properties fo:font-size="11pt" fo:font-style="italic" officeooo:rsid="001b6a19" style:font-size-asian="11pt" style:font-style-asian="italic" style:font-size-complex="11pt" style:font-style-complex="italic"/>
    </style:style>
    <style:style style:name="T30" style:family="text">
      <style:text-properties fo:font-size="11pt" fo:font-style="italic" officeooo:rsid="001d7ee6" style:font-size-asian="11pt" style:font-style-asian="italic" style:font-size-complex="11pt" style:font-style-complex="italic"/>
    </style:style>
    <style:style style:name="T31" style:family="text">
      <style:text-properties fo:font-size="11pt" fo:font-style="italic" fo:font-weight="normal" style:font-size-asian="11pt" style:font-style-asian="italic" style:font-weight-asian="normal" style:font-size-complex="11pt" style:font-style-complex="italic" style:font-weight-complex="normal"/>
    </style:style>
    <style:style style:name="T32" style:family="text">
      <style:text-properties fo:font-size="11pt" fo:font-style="italic" fo:font-weight="normal" officeooo:rsid="0018d5bd" style:font-size-asian="11pt" style:font-style-asian="italic" style:font-weight-asian="normal" style:font-size-complex="11pt" style:font-style-complex="italic" style:font-weight-complex="normal"/>
    </style:style>
    <style:style style:name="T33" style:family="text">
      <style:text-properties fo:font-size="11pt" fo:font-style="italic" fo:font-weight="normal" officeooo:rsid="001b6a19" style:font-size-asian="11pt" style:font-style-asian="italic" style:font-weight-asian="normal" style:font-size-complex="11pt" style:font-style-complex="italic" style:font-weight-complex="normal"/>
    </style:style>
    <style:style style:name="T34" style:family="text">
      <style:text-properties fo:font-size="11pt" fo:font-style="italic" fo:font-weight="normal" officeooo:rsid="001f6da8" style:font-size-asian="11pt" style:font-style-asian="italic" style:font-weight-asian="normal" style:font-size-complex="11pt" style:font-style-complex="italic" style:font-weight-complex="normal"/>
    </style:style>
    <style:style style:name="T35" style:family="text">
      <style:text-properties fo:font-size="11pt" fo:font-style="italic" fo:font-weight="normal" officeooo:rsid="0025cf50" style:font-size-asian="11pt" style:font-style-asian="italic" style:font-weight-asian="normal" style:font-size-complex="11pt" style:font-style-complex="italic" style:font-weight-complex="normal"/>
    </style:style>
    <style:style style:name="T36" style:family="text">
      <style:text-properties fo:font-size="11pt" style:text-underline-style="none" style:font-size-asian="11pt" style:font-size-complex="11pt"/>
    </style:style>
    <style:style style:name="T37" style:family="text">
      <style:text-properties fo:font-size="11pt" style:text-underline-style="none" officeooo:rsid="000efed7" style:font-size-asian="11pt" style:font-size-complex="11pt"/>
    </style:style>
    <style:style style:name="T38" style:family="text">
      <style:text-properties fo:font-size="11pt" style:text-underline-style="none" officeooo:rsid="0010af1e" style:font-size-asian="11pt" style:font-size-complex="11pt"/>
    </style:style>
    <style:style style:name="T39" style:family="text">
      <style:text-properties fo:font-size="11pt" style:text-underline-style="none" officeooo:rsid="00124db3" style:font-size-asian="11pt" style:font-size-complex="11pt"/>
    </style:style>
    <style:style style:name="T40" style:family="text">
      <style:text-properties fo:font-size="11pt" style:text-underline-style="none" fo:font-weight="normal" style:font-size-asian="11pt" style:font-weight-asian="normal" style:font-size-complex="11pt" style:font-weight-complex="normal"/>
    </style:style>
    <style:style style:name="T41" style:family="text">
      <style:text-properties fo:font-size="11pt" style:text-underline-style="none" fo:font-weight="normal" officeooo:rsid="000c9e93" style:font-size-asian="11pt" style:font-weight-asian="normal" style:font-size-complex="11pt" style:font-weight-complex="normal"/>
    </style:style>
    <style:style style:name="T42" style:family="text">
      <style:text-properties fo:font-size="11pt" style:text-underline-style="none" fo:font-weight="normal" officeooo:rsid="000d65ad" style:font-size-asian="11pt" style:font-weight-asian="normal" style:font-size-complex="11pt" style:font-weight-complex="normal"/>
    </style:style>
    <style:style style:name="T43" style:family="text">
      <style:text-properties fo:font-size="11pt" style:text-underline-style="none" fo:font-weight="normal" officeooo:rsid="000efed7" style:font-size-asian="11pt" style:font-weight-asian="normal" style:font-size-complex="11pt" style:font-weight-complex="normal"/>
    </style:style>
    <style:style style:name="T44" style:family="text">
      <style:text-properties fo:font-size="11pt" style:text-underline-style="none" fo:font-weight="normal" officeooo:rsid="0010af1e" style:font-size-asian="11pt" style:font-weight-asian="normal" style:font-size-complex="11pt" style:font-weight-complex="normal"/>
    </style:style>
    <style:style style:name="T45" style:family="text">
      <style:text-properties fo:font-size="11pt" style:text-underline-style="none" fo:font-weight="normal" officeooo:rsid="0010bf70" style:font-size-asian="11pt" style:font-weight-asian="normal" style:font-size-complex="11pt" style:font-weight-complex="normal"/>
    </style:style>
    <style:style style:name="T46" style:family="text">
      <style:text-properties fo:font-size="11pt" style:text-underline-style="none" fo:font-weight="normal" officeooo:rsid="00124db3" style:font-size-asian="11pt" style:font-weight-asian="normal" style:font-size-complex="11pt" style:font-weight-complex="normal"/>
    </style:style>
    <style:style style:name="T47" style:family="text">
      <style:text-properties fo:font-size="11pt" style:text-underline-style="none" fo:font-weight="normal" officeooo:rsid="00175d55" style:font-size-asian="11pt" style:font-weight-asian="normal" style:font-size-complex="11pt" style:font-weight-complex="normal"/>
    </style:style>
    <style:style style:name="T48" style:family="text">
      <style:text-properties fo:font-size="11pt" style:text-underline-style="none" fo:font-weight="normal" officeooo:rsid="0012950a" style:font-size-asian="11pt" style:font-weight-asian="normal" style:font-size-complex="11pt" style:font-weight-complex="normal"/>
    </style:style>
    <style:style style:name="T49" style:family="text">
      <style:text-properties fo:font-size="11pt" style:text-underline-style="none" fo:font-weight="normal" officeooo:rsid="0018d5bd" style:font-size-asian="11pt" style:font-weight-asian="normal" style:font-size-complex="11pt" style:font-weight-complex="normal"/>
    </style:style>
    <style:style style:name="T50" style:family="text">
      <style:text-properties fo:font-size="11pt" style:text-underline-style="none" fo:font-weight="normal" officeooo:rsid="001b6a19" style:font-size-asian="11pt" style:font-weight-asian="normal" style:font-size-complex="11pt" style:font-weight-complex="normal"/>
    </style:style>
    <style:style style:name="T51" style:family="text">
      <style:text-properties fo:font-size="11pt" style:text-underline-style="none" fo:font-weight="normal" officeooo:rsid="00175d55" style:text-underline-mode="continuous" style:text-overline-mode="continuous" style:text-line-through-mode="continuous" style:font-size-asian="11pt" style:font-weight-asian="normal" style:font-size-complex="11pt" style:font-weight-complex="normal"/>
    </style:style>
    <style:style style:name="T52" style:family="text">
      <style:text-properties fo:font-size="11pt" style:text-underline-style="none" fo:font-weight="normal" officeooo:rsid="00205293" style:text-underline-mode="continuous" style:text-overline-mode="continuous" style:text-line-through-mode="continuous" style:font-size-asian="11pt" style:font-weight-asian="normal" style:font-size-complex="11pt" style:font-weight-complex="normal"/>
    </style:style>
    <style:style style:name="T53" style:family="text">
      <style:text-properties fo:font-size="11pt" fo:font-style="normal" style:text-underline-style="none" officeooo:rsid="000d65ad" style:font-size-asian="11pt" style:font-style-asian="normal" style:font-size-complex="11pt" style:font-style-complex="normal"/>
    </style:style>
    <style:style style:name="T54" style:family="text">
      <style:text-properties fo:font-size="11pt" fo:font-style="normal" style:text-underline-style="none" fo:font-weight="normal" officeooo:rsid="000d65ad" style:font-size-asian="11pt" style:font-style-asian="normal" style:font-weight-asian="normal" style:font-size-complex="11pt" style:font-style-complex="normal" style:font-weight-complex="normal"/>
    </style:style>
    <style:style style:name="T55" style:family="text">
      <style:text-properties fo:font-size="11pt" fo:font-style="normal" style:text-underline-style="none" fo:font-weight="normal" officeooo:rsid="000efed7" style:font-size-asian="11pt" style:font-style-asian="normal" style:font-weight-asian="normal" style:font-size-complex="11pt" style:font-style-complex="normal" style:font-weight-complex="normal"/>
    </style:style>
    <style:style style:name="T56" style:family="text">
      <style:text-properties officeooo:rsid="001f6da8"/>
    </style:style>
    <style:style style:name="T57" style:family="text">
      <style:text-properties officeooo:rsid="00250424"/>
    </style:style>
    <style:style style:name="gr1" style:family="graphic">
      <style:graphic-properties draw:stroke="solid" svg:stroke-width="0.053cm" svg:stroke-color="#000000"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connector text:anchor-type="paragraph" draw:z-index="0" draw:name="Straight Connector 1" draw:style-name="gr1" draw:text-style-name="P30" draw:type="line" svg:x1="-0.84cm" svg:y1="1.284cm" svg:x2="16.787cm" svg:y2="1.205cm" svg:d="M-841 1284l17628-79" svg:viewBox="0 0 17630 81"><text:p/></draw:connector><text:span text:style-name="Default_20_Paragraph_20_Font"><text:span text:style-name="T2">Rapport </text:span></text:span><text:span text:style-name="Default_20_Paragraph_20_Font"><text:span text:style-name="T3">Projet</text:span></text:span></text:p>
      <text:p text:style-name="P19"><text:span text:style-name="T57">É</text:span>quipe 58 en Teide</text:p>
      <text:p text:style-name="P18"/>
      <text:p text:style-name="P13"><text:span text:style-name="Default_20_Paragraph_20_Font"><text:span text:style-name="T4">Introduction </text:span></text:span><text:span text:style-name="Default_20_Paragraph_20_Font"><text:span text:style-name="T1">:</text:span></text:span></text:p>
      <text:p text:style-name="P13">Dans ce document on expliquera nos choix de conception dans chaque partie du TP et on va décrire les différentes méthodes et classes les plus adaptées qu’on a utilisé et on notera à la fin les tests effectués et les résultats obtenus.</text:p>
      <text:p text:style-name="P13"/>
      <text:p text:style-name="P1">I)- Partie Balles : </text:p>
      <text:p text:style-name="P20"><text:s text:c="3"/>1) Description des fichiers java :</text:p>
      <text:p text:style-name="P13"><text:span text:style-name="Default_20_Paragraph_20_Font"><text:span text:style-name="T26">Point.java :</text:span></text:span><text:span text:style-name="T17"> C’est un fichier qui hérite le package existant « java.awt.Point » . Son fonctionnement principal est le suivant : </text:span></text:p>
      <text:p text:style-name="P21"><text:s text:c="5"/>-Sauvegarde des coordonnées originales de chaque balle sur un ensemble de balles.</text:p>
      <text:p text:style-name="P21"><text:s text:c="5"/>-Affichage des coordonnées de la manière suivante : (x,y) avec x et y respectivement l’abscisse et l’ordonnée de la balle.</text:p>
      <text:p text:style-name="P13"><text:span text:style-name="Default_20_Paragraph_20_Font"><text:span text:style-name="T26">Balls.java : </text:span></text:span><text:span text:style-name="T17">Contient la déclaration sur la liste des points et contient les méthodes suivantes :</text:span></text:p>
      <text:p text:style-name="P21"><text:s text:c="5"/>-ajoutePoint() : Permet d’ajouter un point dans la liste avec des coordonnées générés aléatoirement en utilisant le package random().</text:p>
      <text:p text:style-name="P21"><text:s text:c="5"/>- bounce() : Prenant en paramètre un point p qui permet de rebondir les balles en faisant des test sur le dépassement des coordonnées du point de la taille de la fenêtre. </text:p>
      <text:p text:style-name="P21"><text:s text:c="6"/>-translate(): Permet la translation des différente points présentes dans la liste en faisant des rebondissement.</text:p>
      <text:p text:style-name="P21"><text:s text:c="5"/>-reInit(): Réinitialisation de la positions des points présents dans la liste.</text:p>
      <text:p text:style-name="P21"><text:s text:c="5"/>-toString(): Permet d’afficher tous les points qui sont dans la liste.</text:p>
      <text:p text:style-name="P13"><text:span text:style-name="Default_20_Paragraph_20_Font"><text:span text:style-name="T26">BallSimulator.java :</text:span></text:span><text:span text:style-name="T17"> Implémenter le Gui.Simulable en faisant un Override sur les méthodes next() et restart(). <text:s text:c="4"/></text:span></text:p>
      <text:p text:style-name="P13"><text:span text:style-name="Default_20_Paragraph_20_Font"><text:span text:style-name="T26">BallsEvent.java : </text:span></text:span><text:span text:style-name="T17">Hérite de l’abstract class Event et contient les deux méthodes execute() et reInit() qui ont pour rôle de faire des traitements sur les balles lorsqu’un évènement est arrivé.</text:span></text:p>
      <text:p text:style-name="P13"><text:span text:style-name="Default_20_Paragraph_20_Font"><text:span text:style-name="T26">Eventmanager.java : </text:span></text:span><text:span text:style-name="T17">Permet le managing des évènements dans une liste et génère un Ballevent à la date choisie.</text:span><text:span text:style-name="Default_20_Paragraph_20_Font"><text:span text:style-name="T26"> </text:span></text:span></text:p>
      <text:p text:style-name="P23"/>
      <text:p text:style-name="P20">2) Tests effectués : </text:p>
      <text:p text:style-name="P21">On a créé 4 différents fichiers pour faire des tests séparément :</text:p>
      <text:p text:style-name="P13"><text:soft-page-break/><text:span text:style-name="Default_20_Paragraph_20_Font"><text:span text:style-name="T24">« 1LesBalles » :</text:span></text:span><text:span text:style-name="Default_20_Paragraph_20_Font"><text:span text:style-name="T26"> </text:span></text:span><text:span text:style-name="T17">Translation des balles.</text:span></text:p>
      <text:p text:style-name="P13"><text:span text:style-name="Default_20_Paragraph_20_Font"><text:span text:style-name="T24">« 2Affiche_Sans_graphique1 » : </text:span></text:span><text:span text:style-name="T17">On génère aléatoirement un grand nombre de points et on effectue des translations constantes.</text:span></text:p>
      <text:p text:style-name="P13"><text:span text:style-name="Default_20_Paragraph_20_Font"><text:span text:style-name="T24">« 3Affiche_en_graphique » : </text:span></text:span><text:span text:style-name="T17">Chaque appui sur le bouton « Suivant » anime les translations des points.</text:span></text:p>
      <text:p text:style-name="P16"><text:span text:style-name="Default_20_Paragraph_20_Font"><text:span text:style-name="T24">« 4Inser</text:span></text:span><text:span text:style-name="Default_20_Paragraph_20_Font"><text:span text:style-name="T25">s</text:span></text:span><text:span text:style-name="Default_20_Paragraph_20_Font"><text:span text:style-name="T24">ion_Evenement » : </text:span></text:span><text:span text:style-name="T17">Les translation des balles sont effectués à un certain temps/date. </text:span></text:p>
      <text:p text:style-name="P17"><text:span text:style-name="T51">Il faut </text:span><text:span text:style-name="T52">utiliser</text:span><text:span text:style-name="T51"> le MAKEFILE pour tous les effectuer tous les tests.</text:span><text:span text:style-name="T17"><text:line-break/><text:line-break/></text:span><text:span text:style-name="T28">Pour </text:span><text:span text:style-name="T29">tout test, compile avec </text:span><text:span text:style-name="T28">‘make’ et </text:span><text:span text:style-name="T30">exécuter</text:span><text:span text:style-name="T28"> </text:span><text:span text:style-name="T30">avec </text:span><text:span text:style-name="T28">‘make exeGUI ‘.</text:span><text:span text:style-name="T17"><text:line-break/></text:span></text:p>
      <text:p text:style-name="P2">II)- Partie <text:span text:style-name="T8">automates cellulaires</text:span> :</text:p>
      <text:p text:style-name="P4"><text:span text:style-name="Default_20_Paragraph_20_Font"><text:span text:style-name="T6"><text:s text:c="4"/></text:span></text:span><text:span text:style-name="Default_20_Paragraph_20_Font"><text:span text:style-name="T36">1)- Description des fichiers java :</text:span></text:span></text:p>
      <text:p text:style-name="P5"><text:span text:style-name="Default_20_Paragraph_20_Font"><text:span text:style-name="T17">Cellule.java</text:span></text:span><text:span text:style-name="Default_20_Paragraph_20_Font"><text:span text:style-name="T36"> : </text:span></text:span><text:span text:style-name="Default_20_Paragraph_20_Font"><text:span text:style-name="T41">une classe qui gère les coordonnées, les dimensions et l’état de la cellule. </text:span></text:span><text:span text:style-name="Default_20_Paragraph_20_Font"><text:span text:style-name="T42">Pour les trois jeux, le constructeur de la cellule admet comme attributs l’état précédant et courant afin de </text:span></text:span><text:span text:style-name="Default_20_Paragraph_20_Font"><text:span text:style-name="T41">mémoriser l’état de la cellule à t et t+1 </text:span></text:span><text:span text:style-name="Default_20_Paragraph_20_Font"><text:span text:style-name="T42">pour éviter des résultats incohérents lors du changement de la grille. Pour </text:span></text:span><text:span text:style-name="Default_20_Paragraph_20_Font"><text:span text:style-name="T53">le jeu de l’immigration </text:span></text:span><text:span text:style-name="Default_20_Paragraph_20_Font"><text:span text:style-name="T54">on ajoute l’attribut « nbrEtats » qui précise le nombre d’états que peut avoir une cellule. Pour </text:span></text:span><text:span text:style-name="Default_20_Paragraph_20_Font"><text:span text:style-name="T53">le modèle de Schelling </text:span></text:span><text:span text:style-name="Default_20_Paragraph_20_Font"><text:span text:style-name="T54">on ajoute l</text:span></text:span><text:span text:style-name="Default_20_Paragraph_20_Font"><text:span text:style-name="T55">es </text:span></text:span><text:span text:style-name="Default_20_Paragraph_20_Font"><text:span text:style-name="T54">attribut</text:span></text:span><text:span text:style-name="Default_20_Paragraph_20_Font"><text:span text:style-name="T55">s </text:span></text:span><text:span text:style-name="Default_20_Paragraph_20_Font"><text:span text:style-name="T54">« couleurCellule » <text:s/></text:span></text:span><text:span text:style-name="Default_20_Paragraph_20_Font"><text:span text:style-name="T55">et </text:span></text:span><text:span text:style-name="Default_20_Paragraph_20_Font"><text:span text:style-name="T54"><text:s/>« couleurPrecedante » </text:span></text:span><text:span text:style-name="Default_20_Paragraph_20_Font"><text:span text:style-name="T55">qui représentent l’état de la cellule.</text:span></text:span></text:p>
      <text:p text:style-name="P6"><text:span text:style-name="Default_20_Paragraph_20_Font"><text:span text:style-name="T43">Méthodes du </text:span></text:span><text:span text:style-name="Default_20_Paragraph_20_Font"><text:span text:style-name="T37">Jeu de La vie</text:span></text:span><text:span text:style-name="Default_20_Paragraph_20_Font"><text:span text:style-name="T43"> :</text:span></text:span></text:p>
      <text:p text:style-name="P7"><text:span text:style-name="Default_20_Paragraph_20_Font"><text:span text:style-name="T43"><text:tab/>- </text:span></text:span><text:span text:style-name="Default_20_Paragraph_20_Font"><text:span text:style-name="T44">etat() : retourne l’état de la cellule pour l’examiner </text:span></text:span></text:p>
      <text:p text:style-name="P6"><text:span text:style-name="Default_20_Paragraph_20_Font"><text:span text:style-name="T44"><text:tab/>-celluleVivante() : changer l’état de la cellule de morte à vivante</text:span></text:span></text:p>
      <text:p text:style-name="P6"><text:span text:style-name="Default_20_Paragraph_20_Font"><text:span text:style-name="T44"><text:tab/>- memoriser() : mémoriser l’état de la cellule à l’instant t </text:span></text:span></text:p>
      <text:p text:style-name="P6"><text:span text:style-name="Default_20_Paragraph_20_Font"><text:span text:style-name="T44"><text:tab/>-changer(int nbrVoisins) : changer l’état de la cellule en fonction du nombre de cellules vivantes passé en paramètre</text:span></text:span></text:p>
      <text:p text:style-name="P7"><text:span text:style-name="Default_20_Paragraph_20_Font"><text:span text:style-name="T43">Méthodes du </text:span></text:span><text:span text:style-name="Default_20_Paragraph_20_Font"><text:span text:style-name="T37">Jeu de L’</text:span></text:span><text:span text:style-name="Default_20_Paragraph_20_Font"><text:span text:style-name="T38">immigration</text:span></text:span><text:span text:style-name="Default_20_Paragraph_20_Font"><text:span text:style-name="T43"> :</text:span></text:span></text:p>
      <text:p text:style-name="P7"><text:span text:style-name="Default_20_Paragraph_20_Font"><text:span text:style-name="T42"><text:tab/></text:span></text:span><text:span text:style-name="Default_20_Paragraph_20_Font"><text:span text:style-name="T43">- </text:span></text:span><text:span text:style-name="Default_20_Paragraph_20_Font"><text:span text:style-name="T44">etat() : retourne l’état de la cellule pour l’examiner</text:span></text:span></text:p>
      <text:p text:style-name="P7"><text:span text:style-name="Default_20_Paragraph_20_Font"><text:span text:style-name="T44"><text:tab/>- memoriser() : mémoriser l’état de la cellule à l’instant t </text:span></text:span></text:p>
      <text:p text:style-name="P7"><text:span text:style-name="Default_20_Paragraph_20_Font"><text:span text:style-name="T44"><text:tab/>-changer(int nbrVoisins) : changer l’état k de la cellule en fonction du nombre de cellules dans l’état k+1</text:span></text:span></text:p>
      <text:p text:style-name="P7"><text:span text:style-name="Default_20_Paragraph_20_Font"><text:span text:style-name="T43">Méthodes du </text:span></text:span><text:span text:style-name="Default_20_Paragraph_20_Font"><text:span text:style-name="T38">Modèle de Schelling</text:span></text:span><text:span text:style-name="Default_20_Paragraph_20_Font"><text:span text:style-name="T43"> :</text:span></text:span></text:p>
      <text:p text:style-name="P7"><text:span text:style-name="Default_20_Paragraph_20_Font"><text:span text:style-name="T43"><text:tab/>-setCouleur(int couleur) : </text:span></text:span><text:span text:style-name="Default_20_Paragraph_20_Font"><text:span text:style-name="T45">changer la couleur de la cellule </text:span></text:span></text:p>
      <text:p text:style-name="P7"><text:span text:style-name="Default_20_Paragraph_20_Font"><text:span text:style-name="T45"><text:tab/>-testcelluleVacante() : retourne un booléen qui teste si la cellule est vacante ou non </text:span></text:span></text:p>
      <text:p text:style-name="P8"><text:span text:style-name="Default_20_Paragraph_20_Font"><text:span text:style-name="T45"><text:tab/></text:span></text:span><text:span text:style-name="Default_20_Paragraph_20_Font"><text:span text:style-name="T44">- memoriser() : mémoriser l’état de la cellule à l’instant t</text:span></text:span></text:p>
      <text:p text:style-name="P8"><text:span text:style-name="Default_20_Paragraph_20_Font"><text:span text:style-name="T44"><text:tab/>-testCouleur(int couleur) :teste si la couleur en paramètre est différente de la couleur de l</text:span></text:span><text:span text:style-name="Default_20_Paragraph_20_Font"><text:span text:style-name="T45">a</text:span></text:span><text:span text:style-name="Default_20_Paragraph_20_Font"><text:span text:style-name="T44"> cellule</text:span></text:span></text:p>
      <text:p text:style-name="P8"><text:span text:style-name="Default_20_Paragraph_20_Font"><text:span text:style-name="T44"/></text:span></text:p>
      <text:p text:style-name="P9"><text:soft-page-break/><text:span text:style-name="Default_20_Paragraph_20_Font"><text:span text:style-name="T18">Grille.java </text:span></text:span><text:span text:style-name="Default_20_Paragraph_20_Font"><text:span text:style-name="T39">: </text:span></text:span><text:span text:style-name="Default_20_Paragraph_20_Font"><text:span text:style-name="T46">une classe qui représente la grille de cellule , a comme attributs les dimensions de la fenêtre ,le nombre de lignes et de colonnes et la matrice dont les cases sont de type cellule. Pour le </text:span></text:span><text:span text:style-name="Default_20_Paragraph_20_Font"><text:span text:style-name="T39">Modèle de Schelling </text:span></text:span><text:span text:style-name="Default_20_Paragraph_20_Font"><text:span text:style-name="T46">on ajoute comme attribut une liste chaînée </text:span></text:span><text:span text:style-name="Default_20_Paragraph_20_Font"><text:span text:style-name="T47">qui contient</text:span></text:span><text:span text:style-name="Default_20_Paragraph_20_Font"><text:span text:style-name="T46"> </text:span></text:span><text:span text:style-name="Default_20_Paragraph_20_Font"><text:span text:style-name="T47">les </text:span></text:span><text:span text:style-name="Default_20_Paragraph_20_Font"><text:span text:style-name="T46">cellules vacantes </text:span></text:span><text:span text:style-name="Default_20_Paragraph_20_Font"><text:span text:style-name="T47">disponibles. </text:span></text:span></text:p>
      <text:p text:style-name="P9"><text:span text:style-name="Default_20_Paragraph_20_Font"><text:span text:style-name="T43">Méthodes du </text:span></text:span><text:span text:style-name="Default_20_Paragraph_20_Font"><text:span text:style-name="T37">Jeu de La vie </text:span></text:span><text:span text:style-name="Default_20_Paragraph_20_Font"><text:span text:style-name="T46">et du</text:span></text:span><text:span text:style-name="Default_20_Paragraph_20_Font"><text:span text:style-name="T39"> </text:span></text:span><text:span text:style-name="Default_20_Paragraph_20_Font"><text:span text:style-name="T37">Jeu de L’</text:span></text:span><text:span text:style-name="Default_20_Paragraph_20_Font"><text:span text:style-name="T38">immigration </text:span></text:span><text:span text:style-name="Default_20_Paragraph_20_Font"><text:span text:style-name="T46">et</text:span></text:span><text:span text:style-name="Default_20_Paragraph_20_Font"><text:span text:style-name="T39"> </text:span></text:span><text:span text:style-name="Default_20_Paragraph_20_Font"><text:span text:style-name="T43">du </text:span></text:span><text:span text:style-name="Default_20_Paragraph_20_Font"><text:span text:style-name="T38">Modèle de Schelling</text:span></text:span><text:span text:style-name="Default_20_Paragraph_20_Font"><text:span text:style-name="T43"> :</text:span></text:span></text:p>
      <text:p text:style-name="P9"><text:span text:style-name="Default_20_Paragraph_20_Font"><text:span text:style-name="T43"><text:tab/>-ajoutCellules() : </text:span></text:span><text:span text:style-name="Default_20_Paragraph_20_Font"><text:span text:style-name="T46">initialiser la grille </text:span></text:span></text:p>
      <text:p text:style-name="P9"><text:span text:style-name="Default_20_Paragraph_20_Font"><text:span text:style-name="T46"><text:tab/>-mémoriserGrille() : mémoriser tous les cellules de la grille </text:span></text:span></text:p>
      <text:p text:style-name="P9"><text:span text:style-name="Default_20_Paragraph_20_Font"><text:span text:style-name="T46"><text:tab/>-changerGrille() : parcourir la grille , pour chaque cellule on compte le nombre de voisins et on change l’état de la cellule en fonction de ce nombre</text:span></text:span></text:p>
      <text:p text:style-name="P9"><text:span text:style-name="Default_20_Paragraph_20_Font"><text:span text:style-name="T46"><text:tab/>-reInit () : réinitialiser la grille</text:span></text:span></text:p>
      <text:p text:style-name="P9"><text:span text:style-name="Default_20_Paragraph_20_Font"><text:span text:style-name="T46">Pour le modèle de</text:span></text:span><text:span text:style-name="Default_20_Paragraph_20_Font"><text:span text:style-name="T43"> </text:span></text:span><text:span text:style-name="Default_20_Paragraph_20_Font"><text:span text:style-name="T38">Modèle de Schelling</text:span></text:span><text:span text:style-name="Default_20_Paragraph_20_Font"><text:span text:style-name="T43"> </text:span></text:span><text:span text:style-name="Default_20_Paragraph_20_Font"><text:span text:style-name="T46">on ajoute une méthode ajoutCellulesVacantes() qui parcourt la grille et ajoute toutes les cellules vacantes à la liste.</text:span></text:span></text:p>
      <text:p text:style-name="P10"><text:span text:style-name="Default_20_Paragraph_20_Font"><text:span text:style-name="T19">GrilleSimulator.java :</text:span></text:span><text:span text:style-name="Default_20_Paragraph_20_Font"><text:span text:style-name="T48"> <text:s/>cette classe implémente gui.Simulable en faisant un Override sur next() et restart().</text:span></text:span></text:p>
      <text:p text:style-name="P11"><text:span text:style-name="Default_20_Paragraph_20_Font"><text:span text:style-name="T17">Event.java :</text:span></text:span><text:span text:style-name="T17"> </text:span><text:span text:style-name="T40">Génération d’un évènement en définissant une date.</text:span></text:p>
      <text:p text:style-name="P24">GrilleEvent.java : <text:span text:style-name="T9"><text:s/>Permet de faire un traitement sur les </text:span><text:span text:style-name="T10">cellules</text:span><text:span text:style-name="T9"> lorsqu’un évènement est généré.</text:span></text:p>
      <text:p text:style-name="P11"><text:span text:style-name="Default_20_Paragraph_20_Font"><text:span text:style-name="T17">EventManager.java : </text:span></text:span><text:span text:style-name="T40">Effectuer le managing des évènements et incrémenter la date à chaque translation des balles.</text:span></text:p>
      <text:p text:style-name="P25">2) Tests effectués :</text:p>
      <text:p text:style-name="P26"><text:span text:style-name="T11">Pour chaque jeu , on initialise la grille avec des cellules dans état aléatoire (une couleur aléatoire pour le</text:span><text:span text:style-name="T7"> Modèle de Schelling</text:span><text:span text:style-name="T12">), avec des dimensions de la grille bien spécifiques. Les tests du jeu de la vie et du jeu d’immigration montrent l’évolution de la grille à chaque date (mort et vie des cellules , immigration des cellules d’un état à un autre ) , pour le modèle de Schelling on fixe le seuil des voisins, le simulateur montre la ségrégation des couleurs, on obtient la ségrégation à partir du </text:span><text:span text:style-name="T7">seuil K=2</text:span><text:span text:style-name="T12">. On peut changer le seuil pour voir la différence en modifiant la valeur de K dans le fichier </text:span><text:span text:style-name="T7">GrilleEvent.java. </text:span><text:span text:style-name="T13">Il faut uiliser le MAKEFILE pour tous les effectuer tous les tests.</text:span></text:p>
      <text:p text:style-name="P27"><text:span text:style-name="T14">Pour </text:span><text:span text:style-name="T15">tout test, compile avec </text:span><text:span text:style-name="T14">‘make’ et <text:s/></text:span><text:span text:style-name="T16">exécute avec </text:span><text:span text:style-name="T14">‘make exeTestSimulator‘.</text:span></text:p>
      <text:p text:style-name="P12"/>
      <text:p text:style-name="P3">III)- Un modèle d’essaims : Les boids.</text:p>
      <text:p text:style-name="P13"><text:span text:style-name="Default_20_Paragraph_20_Font"><text:span text:style-name="T5"><text:s text:c="3"/></text:span></text:span><text:span text:style-name="Default_20_Paragraph_20_Font"><text:span text:style-name="T24"><text:s/>1)- Description des fichiers java :</text:span></text:span></text:p>
      <text:p text:style-name="P14"><text:span text:style-name="Default_20_Paragraph_20_Font"><text:span text:style-name="T27">Vecteur.java :</text:span></text:span><text:span text:style-name="Default_20_Paragraph_20_Font"><text:span text:style-name="T49"> Nous avons redéfini chaque coordonnée hérite de point package à un vecteur avec des attributs comme la vitesse et l’accélération. Il existe deux type de constructeurs pour la classe Vecteur car on a utilisé la même classe pour gérer les forces ( séparation, cohésion et alignement ), donc un vecteur de force n’a pas besoin de définir sa vitesse et accélération. Dans notre système, on suppose que la masse =1, donc force=accélération. <text:s/></text:span></text:span><text:span text:style-name="Default_20_Paragraph_20_Font"><text:span text:style-name="T50">Dans ce fichier, définir les fonctions séparation, cohésion et alignement.</text:span></text:span></text:p>
      <text:p text:style-name="P13"><text:soft-page-break/><text:span text:style-name="Default_20_Paragraph_20_Font"><text:span text:style-name="T26">Boids.java :</text:span></text:span><text:span text:style-name="T17"> Ce fichier permet de générer des points qui se déplacent librement dans l’espace comme un groupe d’oiseaux ou de poisson (boids) et contient essentiellement les méthodes suivantes :</text:span></text:p>
      <text:p text:style-name="P21"><text:s text:c="6"/>-ajoutePoint() : Créer d’une liste de vecteur définit par les coordonnées aléatoires, la taille et la couleur de la balle et définir une vitesse et un accélération au point.</text:p>
      <text:p text:style-name="P21"><text:s text:c="6"/>-behaviour() : Prend en paramètre un vecteur b, un vecteur cible (target) et une liste de vecteurs (boids) et permet de faire interagir le point avec les autres points du boids en utilisant les méthodes définis dans le fichier Vecteur.java (qui hérite le package « java.awt.Point ») : seperate() qui permet de séparer les agents très proches, cohesion() pour faire diriger un agent vers la positons moyenne du groupe de balles qui est le centre de masse et enfin la méthode align() qui consiste en le déplacement de l’agent dans la même direction que ses voisins. </text:p>
      <text:p text:style-name="P21"><text:s text:c="6"/>-translate() : Définir un limite de la force appliqué sur l’agent pour ne pas avoir un mouvement trop rapide de la balle à l’aide de la méthode limit() et puis faire la translation après avoir fait les tests sur les dépassement de la taille de la fenêtre (comme dans la partie I).</text:p>
      <text:p text:style-name="P21"><text:s text:c="6"/>-reInit() et toString (Idem. que la la partie I).</text:p>
      <text:p text:style-name="P13"><text:span text:style-name="Default_20_Paragraph_20_Font"><text:span text:style-name="T26">BoidsSimulator.java :</text:span></text:span><text:span text:style-name="T17"> ça implémente gui.Simulable en faisant un Override sur next() et restart().</text:span></text:p>
      <text:p text:style-name="P13"><text:span text:style-name="Default_20_Paragraph_20_Font"><text:span text:style-name="T26">Event.java :</text:span></text:span><text:span text:style-name="T17"> Génération d’un évènement en définissant une date.</text:span></text:p>
      <text:p text:style-name="P13"><text:span text:style-name="Default_20_Paragraph_20_Font"><text:span text:style-name="T26">BoidsEvent.java : </text:span></text:span><text:span text:style-name="T17">Permet de faire un traitement sur les balles lorsqu’un évènement est généré.</text:span></text:p>
      <text:p text:style-name="P13"><text:span text:style-name="Default_20_Paragraph_20_Font"><text:span text:style-name="T26">EventManager.java : </text:span></text:span><text:span text:style-name="T17">Effectuer le managing des évènements et incrémenter la date à chaque translation des balles.</text:span></text:p>
      <text:p text:style-name="P21"/>
      <text:p text:style-name="P20">2) Tests effectués : </text:p>
      <text:p text:style-name="P22">On effectue les tests sur 3 parties différentes : </text:p>
      <text:p text:style-name="P15"><text:span text:style-name="T17">En premier lieu on fait le test sur un système de boids sans évènement </text:span><text:span text:style-name="T20">=&gt; Les individus dans le boid essaie de se groupent, s’alignent et se séparent dès que un individu touche l’autre.</text:span></text:p>
      <text:p text:style-name="P15"><text:span text:style-name="T20">A</text:span><text:span text:style-name="T17">près on fait un test sur un système de boids avec évènements </text:span><text:span text:style-name="T20">=&gt;</text:span><text:span text:style-name="T21">Translation de boid</text:span><text:span text:style-name="T20"> à chaque 3 temps défini par gui passé.</text:span></text:p>
      <text:p text:style-name="P15"><text:span text:style-name="T20">À</text:span><text:span text:style-name="T17"> la fin on va appliquer à la fin ce qu’on a vu sur plusieurs groupes de boids qui ont des comportements différents (</text:span><text:span text:style-name="Default_20_Paragraph_20_Font"><text:span text:style-name="T24">la cohabitation</text:span></text:span><text:span text:style-name="T17">) :<text:line-break/></text:span><text:span text:style-name="T22">i) un groupe de Lion : 3 individus essaient de séparer de l’un à l’autre le plus loin possible<text:line-break/>ii) un groupe de Loup : 5 individus se groupent et restent </text:span><text:span text:style-name="T23">dans</text:span><text:span text:style-name="T22"> une bonne distance<text:line-break/>iii) Un groupe de Zèbre : une bonne quantité des individus essaient de se groupent et restent le plus proche possible</text:span></text:p>
      <text:p text:style-name="P29"><text:span text:style-name="T35">Veuillez changer différents comportements des boids dans fichier Lion.java, Loup.java, Zebre.java ou bien Boids.java. <text:line-break/></text:span><text:span text:style-name="T32">Pour </text:span><text:span text:style-name="T33">tout test, compile avec </text:span><text:span text:style-name="T32">‘make’ et </text:span><text:span text:style-name="T34">exécute </text:span><text:span text:style-name="T32">‘make exeGUI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Default_20_Paragraph_20_Font" style:display-name="Default Paragraph Font" style:family="text"/>
    <style:style style:name="WW_5f_CharLFO1LVL1" style:display-name="WW_CharLFO1LVL1" style:family="text">
      <style:text-properties style:font-name="Calibri" fo:font-family="Calibri" style:font-family-generic="swiss" style:font-pitch="variable" style:text-underline-style="solid" style:text-underline-width="auto" style:text-underline-color="font-color" fo:font-weight="bold" style:text-underline-mode="continuous" style:text-overline-mode="continuous" style:text-line-through-mode="continuous" style:font-name-asian="Calibri" style:font-family-asian="Calibri" style:font-family-generic-asian="swiss" style:font-pitch-asian="variable" style:font-weight-asian="bold"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R' kouira</meta:initial-creator>
    <meta:creation-date>2019-11-18T13:42:00Z</meta:creation-date>
    <dc:date>2019-11-21T16:13:14.470437341</dc:date>
    <meta:editing-cycles>90</meta:editing-cycles>
    <meta:editing-duration>PT5H55M20S</meta:editing-duration>
    <meta:document-statistic meta:table-count="0" meta:image-count="0" meta:object-count="0" meta:page-count="4" meta:paragraph-count="74" meta:word-count="1517" meta:character-count="9216" meta:non-whitespace-character-count="7656"/>
    <meta:template xlink:type="simple" xlink:actuate="onRequest" xlink:title="" xlink:href="../../../../tmp/mozilla_souha0/Rapport-de-TP.odt/Normal"/>
  </office:meta>
</office:document-meta>
</file>